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" fo:font-size="12pt" officeooo:paragraph-rsid="001ccf0e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1ccf0e" style:font-size-asian="11pt" style:font-size-complex="11pt"/>
    </style:style>
    <style:style style:name="P3" style:family="paragraph" style:parent-style-name="UrbanBody">
      <style:paragraph-properties fo:text-align="justify" style:justify-single-word="false"/>
      <style:text-properties style:font-name="Times New Roman" fo:font-size="11pt" officeooo:paragraph-rsid="0016175f" style:font-size-asian="11pt" style:font-size-complex="11pt"/>
    </style:style>
    <style:style style:name="P4" style:family="paragraph" style:parent-style-name="UrbanBody">
      <style:text-properties fo:color="#800000"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6" style:family="paragraph" style:parent-style-name="UrbanBody">
      <style:paragraph-properties fo:text-align="start" style:justify-single-word="false"/>
      <style:text-properties style:font-name="arial" fo:font-size="11pt" style:font-size-asian="11pt" style:font-size-complex="11pt"/>
    </style:style>
    <style:style style:name="P7" style:family="paragraph" style:parent-style-name="UrbanBody">
      <style:text-properties style:font-name="arial" fo:font-size="11pt" fo:font-weight="bold" style:font-size-asian="11pt" style:font-weight-asian="bold" style:font-size-complex="11pt" style:font-weight-complex="bold"/>
    </style:style>
    <style:style style:name="P8" style:family="paragraph" style:parent-style-name="UrbanBody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9" style:family="paragraph" style:parent-style-name="UrbanBody">
      <style:paragraph-properties fo:text-align="start" style:justify-single-word="false"/>
      <style:text-properties style:text-line-through-style="none" style:text-line-through-type="none" style:font-name="arial" fo:font-size="11pt" style:font-size-asian="11pt" style:font-size-complex="11pt"/>
    </style:style>
    <style:style style:name="P10" style:family="paragraph" style:parent-style-name="UrbanBody">
      <style:paragraph-properties fo:text-align="justify" style:justify-single-word="false"/>
      <style:text-properties style:text-line-through-style="none" style:text-line-through-type="none" style:font-name="arial" fo:font-size="11pt" style:font-size-asian="11pt" style:font-size-complex="11pt"/>
    </style:style>
    <style:style style:name="P11" style:family="paragraph" style:parent-style-name="UrbanTitle">
      <style:paragraph-properties fo:text-align="start" style:justify-single-word="false"/>
      <style:text-properties style:font-name="arial" fo:font-size="14pt" officeooo:paragraph-rsid="001ccf0e" style:font-size-asian="14pt" style:font-size-complex="14pt"/>
    </style:style>
    <style:style style:name="P12" style:family="paragraph" style:parent-style-name="UrbanTitle">
      <style:text-properties style:font-name="arial" fo:font-size="16pt" style:text-underline-style="none" style:font-size-asian="16pt" style:font-size-complex="16pt"/>
    </style:style>
    <style:style style:name="P1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ccf0e" style:font-size-asian="10pt" style:font-size-complex="10pt"/>
    </style:style>
    <style:style style:name="P14" style:family="paragraph" style:parent-style-name="Frame_20_contents">
      <style:text-properties style:font-name="arial" fo:font-size="11pt" fo:font-style="normal" fo:font-weight="normal" officeooo:paragraph-rsid="001ccf0e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text-properties style:font-name="arial" fo:font-size="11pt" officeooo:paragraph-rsid="001ccf0e" style:font-size-asian="11pt" style:font-size-complex="11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use-window-font-color="true" style:font-name="arial" fo:letter-spacing="normal" fo:language="fr" fo:country="BE" fo:font-style="normal" style:text-underline-style="none" fo:font-weight="normal" style:font-style-asian="normal" style:font-weight-asian="normal" style:font-name-complex="Calibri" style:font-style-complex="normal" style:font-weight-complex="normal"/>
    </style:style>
    <style:style style:name="T7" style:family="text">
      <style:text-properties style:font-name="arial"/>
    </style:style>
    <style:style style:name="T8" style:family="text">
      <style:text-properties style:font-name="arial" fo:font-weight="normal" officeooo:rsid="00362119" fo:background-color="transparent" loext:char-shading-value="0" style:font-weight-asian="normal" style:font-weight-complex="normal"/>
    </style:style>
    <style:style style:name="T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office:annotation><dc:creator>Gauthier Bastien</dc:creator><dc:date>2011-01-13T14:56:41</dc:date><text:p text:style-name="P16"><text:span text:style-name="T13">do text</text:span></text:p><text:p text:style-name="P16"><text:span text:style-name="T13">from document(at=header, format='odt')</text:span></text:p></office:annotation><text:span text:style-name="T5">Import depuis header.odt</text:span></text:p>
          </table:table-cell>
          <table:table-cell table:style-name="Tableau1.A1" office:value-type="string">
            <text:p text:style-name="P13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1"><text:span text:style-name="T11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2"><text:s/></text:span><text:span text:style-name="T11"><text:conditional-text text:condition="ooow:&quot;view.do_mailing()&quot;" text:string-value-if-true="&quot;mailed_data.name1&quot;" text:string-value-if-false="">mailed_data.name1</text:conditional-text></text:span><text:span text:style-name="T12"><text:s/></text:span><text:span text:style-name="T11"><text:conditional-text text:condition="ooow:&quot;view.do_mailing()&quot;" text:string-value-if-true="&quot;mailed_data.name2&quot;" text:string-value-if-false="">mailed_data.name2</text:conditional-text></text:span><text:span text:style-name="T12"><text:line-break/></text:span><text:span text:style-name="T11"><text:conditional-text text:condition="ooow:&quot;view.do_mailing()&quot;" text:string-value-if-true="&quot;mailed_data.street&quot;" text:string-value-if-false="">mailed_data.street</text:conditional-text></text:span><text:span text:style-name="T11">, </text:span><text:span text:style-name="T11"><text:conditional-text text:condition="ooow:&quot;view.do_mailing()&quot;" text:string-value-if-true="&quot;mailed_data.number&quot;" text:string-value-if-false="">mailed_data.number</text:conditional-text></text:span><text:span text:style-name="T12"><text:line-break/></text:span><text:span text:style-name="T11"><text:conditional-text text:condition="ooow:&quot;view.do_mailing()&quot;" text:string-value-if-true="&quot;mailed_data.zipcode&quot;" text:string-value-if-false="">mailed_data.zipcode</text:conditional-text></text:span><text:span text:style-name="T11"> </text:span><text:span text:style-name="T11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5"/>
      <text:p text:style-name="P14"/>
      <text:p text:style-name="P12">Récépissé de dépôt d'une demande de permis d'urbanisme</text:p>
      <text:p text:style-name="P4"/>
      <text:p text:style-name="P5"/>
      <text:p text:style-name="P3"><text:span text:style-name="T7">Je soussigné, </text:span><text:span text:style-name="T8"><text:text-input text:description="">self.getFoldermanagers()[0].getName2()</text:text-input></text:span><text:span text:style-name="T8"><text:s/></text:span><text:span text:style-name="T8"><text:text-input text:description="">self.getFoldermanagers()[0].getName1()</text:text-input></text:span><text:span text:style-name="T7">, délégué par la Ville de </text:span><text:span text:style-name="Police_20_par_20_défaut"><text:span text:style-name="T6"><text:text-input text:description="">tool.getCityName()</text:text-input></text:span></text:span><text:span text:style-name="T7">,</text:span></text:p>
      <text:p text:style-name="P5">certifie que, conformément aux dispositions de l'article D.IV.32. du Code du développement territorial,</text:p>
      <text:p text:style-name="P5"/>
      <text:p text:style-name="P8"><text:text-input text:description="Signalétique des demandeurs">self.getApplicantsSignaletic()</text:text-input></text:p>
      <text:p text:style-name="P8"/>
      <text:p text:style-name="P6"><text:span text:style-name="T1"><office:annotation><dc:creator>Gauthier Bastien</dc:creator><dc:date>2011-02-21T10:13:40</dc:date><text:p text:style-name="P16"><text:span text:style-name="T14">do text if (not len(self.getApplicants()) &gt; 1) and (not applicantobj.isPlural())</text:span></text:p></office:annotation></text:span><text:span text:style-name="T1">a déposé une demande de permis d'urbanisme ayant pour objet<text:line-break/>"</text:span><text:span text:style-name="T2"><text:text-input text:description="Objet du permis">licence_helper.licenceSubject</text:text-input></text:span><text:span text:style-name="T1">",</text:span></text:p>
      <text:p text:style-name="P9"><office:annotation><dc:creator>Gauthier Bastien</dc:creator><dc:date>2011-02-21T10:14:06</dc:date><text:p text:style-name="P16"><text:span text:style-name="T14">do text if (len(self.getApplicants()) &gt; 1) or (</text:span><text:span text:style-name="T15">applicantobj.isPlural())</text:span></text:p></office:annotation>ont déposé une demande de permis d'urbanisme ayant pour objet<text:line-break/>"<text:span text:style-name="T3"><text:text-input text:description="Objet du permis">licence_helper.licenceSubject</text:text-input></text:span>",</text:p>
      <text:p text:style-name="P6"><office:annotation><dc:creator>Gauthier Bastien</dc:creator><dc:date>2011-02-21T10:09:27</dc:date><text:p text:style-name="P16"><text:span text:style-name="T14">do text if not len(self.getParcels()) &gt; 1</text:span></text:p></office:annotation>sur la parcelle située <text:span text:style-name="T3"><office:annotation><dc:creator>Gauthier Bastien</dc:creator><dc:date>2011-02-21T10:13:40</dc:date><text:p text:style-name="P16"><text:span text:style-name="T14">do text if len(self.getParcels()) == 1</text:span></text:p></office:annotation></text:span><text:span text:style-name="T3"><text:text-input text:description="Lieu des travaux">self.getWorkLocationSignaletic()</text:text-input></text:span><text:span text:style-name="T3"><text:line-break/></text:span>et inscrite au cadastre <text:span text:style-name="T3"><text:text-input text:description="">self.getPortionOutsText()</text:text-input></text:span><text:span text:style-name="T4">.</text:span></text:p>
      <text:p text:style-name="P9"><office:annotation><dc:creator>Gauthier Bastien</dc:creator><dc:date>2011-02-21T10:12:18</dc:date><text:p text:style-name="P16"><text:span text:style-name="T14">do text if len(self.getParcels()) &gt; 1</text:span></text:p></office:annotation>sur les parcelles situées <text:span text:style-name="T3"><text:text-input text:description="Lieu des travaux">self.getWorkLocationSignaletic()</text:text-input></text:span><text:span text:style-name="T3"><text:line-break/></text:span>et inscrites au cadastre, <text:span text:style-name="T3"><text:text-input text:description="">self.getPortionOutsText()</text:text-input></text:span>.</text:p>
      <text:p text:style-name="P10"/>
      <text:p text:style-name="P5">Dans les 20 jours de la présente, votre dossier sera analysé par le service des Autorisations et il vous sera communiqué la complétude du dossier conformément à l’article D.IV.33, 1° du CoDT ou le relevé des pièces manquantes conformément à l'article D.IV.33, 2° du CoDT.</text:p>
      <text:p text:style-name="P5"/>
      <text:p text:style-name="P5">À défaut de cet envoi, la procédure administrative de votre demande sera poursuivie selon les dispositions visées à l’article D.IV.33 alinéa 2 du CoDT.</text:p>
      <text:p text:style-name="P5"/>
      <text:p text:style-name="P5">Le présent document n’a nullement valeur d’accusé de réception au sens de l’article D.IV.33. du CoDT ou des arrêtés d’exécutions relatifs au permis d’environnement.</text:p>
      <text:p text:style-name="P5"/>
      <text:p text:style-name="P5"/>
      <text:p text:style-name="P7"><text:text-input text:description="Délivré à xxx le xxx">urbanEventObj.getFormattedDate(forDelivery=True)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gaha </meta:initial-creator>
    <meta:creation-date>2017-06-14T14:50:28</meta:creation-date>
    <dc:date>2020-12-02T09:42:13.183736355</dc:date>
    <meta:editing-duration>PT3H29M51S</meta:editing-duration>
    <meta:editing-cycles>56</meta:editing-cycles>
    <meta:generator>LibreOffice/6.4.6.2$Linux_X86_64 LibreOffice_project/40$Build-2</meta:generator>
    <meta:document-statistic meta:table-count="1" meta:image-count="0" meta:object-count="0" meta:page-count="1" meta:paragraph-count="15" meta:word-count="216" meta:character-count="1614" meta:non-whitespace-character-count="1448"/>
  </office:meta>
</office:document-meta>
</file>